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ize="16pt" style:font-size-asian="16pt" style:font-size-complex="16pt"/>
    </style:style>
    <style:style style:name="T2" style:family="text">
      <style:text-properties fo:font-size="16pt" fo:background-color="#ff0000" style:font-size-asian="16pt" style:font-size-complex="16pt"/>
    </style:style>
    <style:style style:name="T3" style:family="text">
      <style:text-properties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 comité de jumelage avec IANCA ROUMANIE a eu le plaisir de recevoir à LA CHAPELLE SUR ERDRE une délégation roumaine de 8 collégiens et 4 adultes du 14 au 20 avril.</text:span></text:p>
      <text:p text:style-name="Standard"><text:span text:style-name="T1">Les collégiens roumains ont été hébergés par des familles d’enfants étudiant à la COUTANCIERE, et les adultes chez des adhérents.</text:span></text:p>
      <text:p text:style-name="Standard"><text:span text:style-name="T1">Cela a permis aux collégiens de poursuivre leur stage de marionnettes animé par la compagnie de la SALAMANDRE et ils ont été rejoints le mercredi après midi par des collégiens chapelains</text:span><text:span text:style-name="T2">. L</text:span><text:span text:style-name="T1">a restitution de qualité et qui a duré 6mn40 a été réalisée en français. Belle performance de leur part, leur professeur MIOARA IONESCU a utilisé pleinement ce support pédagogique,  le collège ayant largement contribué à la logistique et aux supports d’échanges.</text:span></text:p>
      <text:p text:style-name="Standard"><text:span text:style-name="T1">Bien entendu ils ont pu avec les adultes visiter NANTES, les machines de l’ile, le mémorial de l’esclavage, visite commentée par notre professeur d’histoire.</text:span></text:p>
      <text:p text:style-name="Standard"><text:span text:style-name="T1">Pour les adultes le programme était aussi chargé : rencontre avec l’équipe municipale et Mr le MAIRE, la police locale, inauguration du festival SAPERLIPUPPET et participation au repas partagé avec les adhérents (2 invités ayant revêtus des costumes traditionnels). Pour clôturer, visite du MONT SAINT MICHEL et des plages du débarquement.</text:span></text:p>
      <text:p text:style-name="Standard"><text:span text:style-name="T1">Tous ont pu assister à des représentations de ce festival. Cette réussite d’échange n’a pu se concevoir et se réaliser que grâce à la coopération de tous ses acteurs : CAPELLIA, les services de la mairie, la SALAMANDRE, le collège de la COUTANCIERE, les adhérents et membres du CA du comité de jumelage ; tous les participants étaient ravis de cette expérience.</text:span></text:p>
      <text:p text:style-name="Standard"><text:soft-page-break/><text:span text:style-name="T1">Cette rencontre nous a permis de renouer et de renforcer nos liens d’amitié avec ce pays si chaleureux</text:span>,<text:span text:style-name="T3"> </text:span><text:span text:style-name="T2">et nos amis de Ianca que nous avons beaucoup de plaisir à rencontrer et à retrouver.</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fr" style:country-asian="FR"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RICE</meta:initial-creator>
    <dc:creator>FABRICE</dc:creator>
    <meta:editing-cycles>4</meta:editing-cycles>
    <meta:creation-date>2024-05-16T08:29:00</meta:creation-date>
    <dc:date>2024-05-23T16:47:00</dc:date>
    <meta:editing-duration>PT2S</meta:editing-duration>
    <meta:generator>OpenOffice/4.1.13$Win32 OpenOffice.org_project/4113m1$Build-9810</meta:generator>
    <meta:document-statistic meta:table-count="0" meta:image-count="0" meta:object-count="0" meta:page-count="2" meta:paragraph-count="7" meta:word-count="295" meta:character-count="1790"/>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